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05cm" svg:height="0.305cm" svg:x="3.896cm" svg:y="3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" draw:id="id2" draw:layer="layout" svg:width="1.016cm" svg:height="1.016cm" svg:x="6.08cm" svg:y="3.5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09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0.305cm" svg:height="0.305cm" svg:x="7.452cm" svg:y="3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1.016cm" svg:height="1.016cm" svg:x="9.128cm" svg:y="3.5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14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305cm" svg:height="0.305cm" svg:x="10.5cm" svg:y="3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6" draw:id="id6" draw:layer="layout" svg:width="1.016cm" svg:height="1.016cm" svg:x="12.176cm" svg:y="3.5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192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305cm" svg:height="0.305cm" svg:x="13.548cm" svg:y="3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8" draw:id="id8" draw:layer="layout" svg:width="1.016cm" svg:height="1.016cm" svg:x="15.228cm" svg:y="3.5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6.244cm" svg:y="3.5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256cm" svg:y1="3.54cm" svg:x2="16.24cm" svg:y2="4.556cm">
          <text:p/>
        </draw:line>
        <draw:custom-shape draw:style-name="gr1" draw:text-style-name="P1" draw:layer="layout" svg:width="1.016cm" svg:height="1.016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305cm" svg:height="0.305cm" svg:x="3.896cm" svg:y="5.1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0" draw:id="id10" draw:layer="layout" svg:width="1.016cm" svg:height="1.016cm" svg:x="6.08cm" svg:y="4.81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096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305cm" svg:height="0.305cm" svg:x="7.452cm" svg:y="5.1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1.016cm" svg:height="1.016cm" svg:x="9.128cm" svg:y="4.8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144cm" svg:y="4.8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56cm" svg:y1="4.81cm" svg:x2="10.14cm" svg:y2="5.826cm">
          <text:p/>
        </draw:line>
        <draw:custom-shape draw:style-name="gr1" draw:text-style-name="P1" draw:layer="layout" svg:width="1.016cm" svg:height="1.016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305cm" svg:height="0.305cm" svg:x="3.896cm" svg:y="6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4" draw:id="id14" draw:layer="layout" svg:width="1.016cm" svg:height="1.016cm" svg:x="6.08cm" svg:y="6.0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096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305cm" svg:height="0.305cm" svg:x="7.452cm" svg:y="6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6" draw:id="id16" draw:layer="layout" svg:width="1.016cm" svg:height="1.016cm" svg:x="9.128cm" svg:y="6.0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14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0.305cm" svg:height="0.305cm" svg:x="10.5cm" svg:y="6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8" draw:id="id18" draw:layer="layout" svg:width="1.016cm" svg:height="1.016cm" svg:x="12.176cm" svg:y="6.0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192cm" svg:y="6.0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04cm" svg:y1="6.08cm" svg:x2="13.188cm" svg:y2="7.096cm">
          <text:p/>
        </draw:line>
        <draw:custom-shape draw:style-name="gr1" draw:text-style-name="P1" draw:layer="layout" svg:width="1.016cm" svg:height="1.016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0.305cm" svg:height="0.305cm" svg:x="3.896cm" svg:y="7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0" draw:id="id20" draw:layer="layout" svg:width="1.016cm" svg:height="1.016cm" svg:x="6.08cm" svg:y="7.3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096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0.305cm" svg:height="0.305cm" svg:x="7.452cm" svg:y="7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2" draw:id="id22" draw:layer="layout" svg:width="1.016cm" svg:height="1.016cm" svg:x="9.128cm" svg:y="7.3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144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0.305cm" svg:height="0.305cm" svg:x="10.5cm" svg:y="7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4" draw:id="id24" draw:layer="layout" svg:width="1.016cm" svg:height="1.016cm" svg:x="12.176cm" svg:y="7.3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192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0.305cm" svg:height="0.305cm" svg:x="13.548cm" svg:y="7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6" draw:id="id26" draw:layer="layout" svg:width="1.016cm" svg:height="1.016cm" svg:x="15.228cm" svg:y="7.3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6.244cm" svg:y="7.3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256cm" svg:y1="7.35cm" svg:x2="16.24cm" svg:y2="8.366cm">
          <text:p/>
        </draw:line>
        <draw:custom-shape draw:style-name="gr1" draw:text-style-name="P1" draw:layer="layout" svg:width="1.016cm" svg:height="1.016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305cm" svg:height="0.305cm" svg:x="3.896cm" svg:y="8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8" draw:id="id28" draw:layer="layout" svg:width="1.016cm" svg:height="1.016cm" svg:x="6.08cm" svg:y="8.6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096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0.305cm" svg:height="0.305cm" svg:x="7.452cm" svg:y="8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0" draw:id="id30" draw:layer="layout" svg:width="1.016cm" svg:height="1.016cm" svg:x="9.128cm" svg:y="8.6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144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0.305cm" svg:height="0.305cm" svg:x="10.5cm" svg:y="8.9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2" draw:id="id32" draw:layer="layout" svg:width="1.016cm" svg:height="1.016cm" svg:x="12.176cm" svg:y="8.6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192cm" svg:y="8.62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04cm" svg:y1="8.62cm" svg:x2="13.188cm" svg:y2="9.636cm">
          <text:p/>
        </draw:line>
        <draw:frame draw:style-name="gr5" draw:text-style-name="P4" draw:layer="layout" svg:width="0.127cm" svg:height="0.962cm" svg:x="3.078cm" svg:y="3.494cm">
          <draw:text-box>
            <text:p>0</text:p>
          </draw:text-box>
        </draw:frame>
        <draw:frame draw:style-name="gr5" draw:text-style-name="P4" draw:layer="layout" svg:width="0.127cm" svg:height="0.962cm" svg:x="3.069cm" svg:y="4.794cm">
          <draw:text-box>
            <text:p>1</text:p>
          </draw:text-box>
        </draw:frame>
        <draw:frame draw:style-name="gr5" draw:text-style-name="P4" draw:layer="layout" svg:width="0.127cm" svg:height="0.962cm" svg:x="3.068cm" svg:y="6.094cm">
          <draw:text-box>
            <text:p>2</text:p>
          </draw:text-box>
        </draw:frame>
        <draw:frame draw:style-name="gr5" draw:text-style-name="P4" draw:layer="layout" svg:width="0.127cm" svg:height="0.962cm" svg:x="3.059cm" svg:y="7.394cm">
          <draw:text-box>
            <text:p>3</text:p>
          </draw:text-box>
        </draw:frame>
        <draw:frame draw:style-name="gr5" draw:text-style-name="P4" draw:layer="layout" svg:width="0.127cm" svg:height="0.962cm" svg:x="3.048cm" svg:y="8.594cm">
          <draw:text-box>
            <text:p>4</text:p>
          </draw:text-box>
        </draw:frame>
        <draw:connector draw:style-name="gr6" draw:text-style-name="P3" draw:layer="layout" draw:type="line" svg:x1="4.201cm" svg:y1="4.049cm" svg:x2="6.08cm" svg:y2="4.048cm" draw:start-shape="id1" draw:start-glue-point="10" draw:end-shape="id2" draw:end-glue-point="3" svg:d="M4201 4049l1879-1" svg:viewBox="0 0 1880 2">
          <text:p/>
        </draw:connector>
        <draw:connector draw:style-name="gr6" draw:text-style-name="P3" draw:layer="layout" draw:type="line" svg:x1="7.757cm" svg:y1="4.049cm" svg:x2="9.128cm" svg:y2="4.048cm" draw:start-shape="id3" draw:start-glue-point="10" draw:end-shape="id4" draw:end-glue-point="3" svg:d="M7757 4049l1371-1" svg:viewBox="0 0 1372 2">
          <text:p/>
        </draw:connector>
        <draw:connector draw:style-name="gr6" draw:text-style-name="P3" draw:layer="layout" draw:type="line" svg:x1="10.805cm" svg:y1="4.049cm" svg:x2="12.176cm" svg:y2="4.048cm" draw:start-shape="id5" draw:start-glue-point="10" draw:end-shape="id6" draw:end-glue-point="3" svg:d="M10805 4049l1371-1" svg:viewBox="0 0 1372 2">
          <text:p/>
        </draw:connector>
        <draw:connector draw:style-name="gr6" draw:text-style-name="P3" draw:layer="layout" draw:type="line" svg:x1="13.853cm" svg:y1="4.049cm" svg:x2="15.228cm" svg:y2="4.048cm" draw:start-shape="id7" draw:start-glue-point="10" draw:end-shape="id8" draw:end-glue-point="3" svg:d="M13853 4049l1375-1" svg:viewBox="0 0 1376 2">
          <text:p/>
        </draw:connector>
        <draw:connector draw:style-name="gr6" draw:text-style-name="P3" draw:layer="layout" draw:type="line" svg:x1="4.201cm" svg:y1="5.319cm" svg:x2="6.08cm" svg:y2="5.318cm" draw:start-shape="id9" draw:start-glue-point="10" draw:end-shape="id10" draw:end-glue-point="3" svg:d="M4201 5319l1879-1" svg:viewBox="0 0 1880 2">
          <text:p/>
        </draw:connector>
        <draw:connector draw:style-name="gr6" draw:text-style-name="P3" draw:layer="layout" draw:type="line" svg:x1="7.757cm" svg:y1="5.319cm" svg:x2="9.128cm" svg:y2="5.318cm" draw:start-shape="id11" draw:start-glue-point="10" draw:end-shape="id12" draw:end-glue-point="3" svg:d="M7757 5319l1371-1" svg:viewBox="0 0 1372 2">
          <text:p/>
        </draw:connector>
        <draw:connector draw:style-name="gr6" draw:text-style-name="P3" draw:layer="layout" draw:type="line" svg:x1="4.201cm" svg:y1="6.589cm" svg:x2="6.08cm" svg:y2="6.588cm" draw:start-shape="id13" draw:start-glue-point="10" draw:end-shape="id14" draw:end-glue-point="3" svg:d="M4201 6589l1879-1" svg:viewBox="0 0 1880 2">
          <text:p/>
        </draw:connector>
        <draw:connector draw:style-name="gr6" draw:text-style-name="P3" draw:layer="layout" draw:type="line" svg:x1="7.757cm" svg:y1="6.589cm" svg:x2="9.128cm" svg:y2="6.588cm" draw:start-shape="id15" draw:start-glue-point="10" draw:end-shape="id16" draw:end-glue-point="3" svg:d="M7757 6589l1371-1" svg:viewBox="0 0 1372 2">
          <text:p/>
        </draw:connector>
        <draw:connector draw:style-name="gr6" draw:text-style-name="P3" draw:layer="layout" draw:type="line" svg:x1="10.805cm" svg:y1="6.589cm" svg:x2="12.176cm" svg:y2="6.588cm" draw:start-shape="id17" draw:start-glue-point="10" draw:end-shape="id18" draw:end-glue-point="3" svg:d="M10805 6589l1371-1" svg:viewBox="0 0 1372 2">
          <text:p/>
        </draw:connector>
        <draw:connector draw:style-name="gr6" draw:text-style-name="P3" draw:layer="layout" draw:type="line" svg:x1="4.201cm" svg:y1="7.859cm" svg:x2="6.08cm" svg:y2="7.858cm" draw:start-shape="id19" draw:start-glue-point="10" draw:end-shape="id20" draw:end-glue-point="3" svg:d="M4201 7859l1879-1" svg:viewBox="0 0 1880 2">
          <text:p/>
        </draw:connector>
        <draw:connector draw:style-name="gr6" draw:text-style-name="P3" draw:layer="layout" draw:type="line" svg:x1="7.757cm" svg:y1="7.859cm" svg:x2="9.128cm" svg:y2="7.858cm" draw:start-shape="id21" draw:start-glue-point="10" draw:end-shape="id22" draw:end-glue-point="3" svg:d="M7757 7859l1371-1" svg:viewBox="0 0 1372 2">
          <text:p/>
        </draw:connector>
        <draw:connector draw:style-name="gr6" draw:text-style-name="P3" draw:layer="layout" draw:type="line" svg:x1="10.805cm" svg:y1="7.859cm" svg:x2="12.176cm" svg:y2="7.858cm" draw:start-shape="id23" draw:start-glue-point="10" draw:end-shape="id24" draw:end-glue-point="3" svg:d="M10805 7859l1371-1" svg:viewBox="0 0 1372 2">
          <text:p/>
        </draw:connector>
        <draw:connector draw:style-name="gr6" draw:text-style-name="P3" draw:layer="layout" draw:type="line" svg:x1="13.853cm" svg:y1="7.859cm" svg:x2="15.228cm" svg:y2="7.858cm" draw:start-shape="id25" draw:start-glue-point="10" draw:end-shape="id26" draw:end-glue-point="3" svg:d="M13853 7859l1375-1" svg:viewBox="0 0 1376 2">
          <text:p/>
        </draw:connector>
        <draw:connector draw:style-name="gr6" draw:text-style-name="P3" draw:layer="layout" draw:type="line" svg:x1="4.201cm" svg:y1="9.129cm" svg:x2="6.08cm" svg:y2="9.128cm" draw:start-shape="id27" draw:start-glue-point="10" draw:end-shape="id28" draw:end-glue-point="3" svg:d="M4201 9129l1879-1" svg:viewBox="0 0 1880 2">
          <text:p/>
        </draw:connector>
        <draw:connector draw:style-name="gr6" draw:text-style-name="P3" draw:layer="layout" draw:type="line" svg:x1="7.757cm" svg:y1="9.129cm" svg:x2="9.128cm" svg:y2="9.128cm" draw:start-shape="id29" draw:start-glue-point="10" draw:end-shape="id30" draw:end-glue-point="3" svg:d="M7757 9129l1371-1" svg:viewBox="0 0 1372 2">
          <text:p/>
        </draw:connector>
        <draw:connector draw:style-name="gr6" draw:text-style-name="P3" draw:layer="layout" draw:type="line" svg:x1="10.805cm" svg:y1="9.129cm" svg:x2="12.176cm" svg:y2="9.128cm" draw:start-shape="id31" draw:start-glue-point="10" draw:end-shape="id32" draw:end-glue-point="3" svg:d="M10805 9129l1371-1" svg:viewBox="0 0 1372 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3T21:01:59.075000000</meta:creation-date>
    <dc:date>2021-05-23T21:28:55.772000000</dc:date>
    <meta:editing-duration>PT16M46S</meta:editing-duration>
    <meta:editing-cycles>2</meta:editing-cycles>
    <meta:generator>LibreOffice/6.3.2.2$Windows_X86_64 LibreOffice_project/98b30e735bda24bc04ab42594c85f7fd8be07b9c</meta:generator>
    <meta:document-statistic meta:object-count="79"/>
  </office:meta>
</office:document-meta>
</file>